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838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>
            <text:p>Auðkenni</text:p>
          </table:table-cell>
          <table:table-cell office:value-type="string">
            <text:p>Markmið</text:p>
          </table:table-cell>
          <table:table-cell office:value-type="string">
            <text:p>Staðið/fall</text:p>
          </table:table-cell>
          <table:table-cell office:value-type="string">
            <text:p>Skýring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string">
            <text:p>Stimpla inn upplýsingar um lán</text:p>
          </table:table-cell>
          <table:table-cell office:value-type="string">
            <text:p>Staðið</text:p>
          </table:table-cell>
          <table:table-cell/>
        </table:table-row>
        <table:table-row table:style-name="ro1">
          <table:table-cell office:value-type="float" office:value="1.2">
            <text:p>1.2</text:p>
          </table:table-cell>
          <table:table-cell office:value-type="string">
            <text:p>Setja inn mánaðarlega sparnaðargetu</text:p>
          </table:table-cell>
          <table:table-cell table:number-columns-repeated="2"/>
        </table:table-row>
        <table:table-row table:style-name="ro1">
          <table:table-cell office:value-type="float" office:value="1.3">
            <text:p>1.3</text:p>
          </table:table-cell>
          <table:table-cell office:value-type="string">
            <text:p>Ákvarða lengd sparnaðar</text:p>
          </table:table-cell>
          <table:table-cell office:value-type="string">
            <text:p>Staðið</text:p>
          </table:table-cell>
          <table:table-cell/>
        </table:table-row>
        <table:table-row table:style-name="ro1">
          <table:table-cell office:value-type="float" office:value="1.4">
            <text:p>1.4</text:p>
          </table:table-cell>
          <table:table-cell office:value-type="string">
            <text:p>Teikna þróun láns yfir tíma</text:p>
          </table:table-cell>
          <table:table-cell office:value-type="string">
            <text:p>Staðið</text:p>
          </table:table-cell>
          <table:table-cell/>
        </table:table-row>
        <table:table-row table:style-name="ro1">
          <table:table-cell office:value-type="float" office:value="1.5">
            <text:p>1.5</text:p>
          </table:table-cell>
          <table:table-cell office:value-type="string">
            <text:p>Finna besta sparnaðarreikning</text:p>
          </table:table-cell>
          <table:table-cell table:number-columns-repeated="2"/>
        </table:table-row>
        <table:table-row table:style-name="ro1">
          <table:table-cell office:value-type="float" office:value="1.6">
            <text:p>1.6</text:p>
          </table:table-cell>
          <table:table-cell office:value-type="string">
            <text:p>Teikna vöxt sparnaðarreiknings</text:p>
          </table:table-cell>
          <table:table-cell office:value-type="string">
            <text:p>Staðið</text:p>
          </table:table-cell>
          <table:table-cell/>
        </table:table-row>
        <table:table-row table:style-name="ro1">
          <table:table-cell office:value-type="float" office:value="1.7">
            <text:p>1.7</text:p>
          </table:table-cell>
          <table:table-cell office:value-type="string">
            <text:p>Bera saman sparnað á móti innborgun láns</text:p>
          </table:table-cell>
          <table:table-cell table:number-columns-repeated="2"/>
        </table:table-row>
        <table:table-row table:style-name="ro1">
          <table:table-cell office:value-type="float" office:value="1.8">
            <text:p>1.8</text:p>
          </table:table-cell>
          <table:table-cell office:value-type="string">
            <text:p>Sjá tíma sem það tekur að safna í markupphæð</text:p>
          </table:table-cell>
          <table:table-cell office:value-type="string">
            <text:p>Staðið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2.1">
            <text:p>2.1</text:p>
          </table:table-cell>
          <table:table-cell office:value-type="string">
            <text:p>Verðtryggt lán/reiningur eða óverðtryggt</text:p>
          </table:table-cell>
          <table:table-cell office:value-type="string">
            <text:p>Staðið</text:p>
          </table:table-cell>
          <table:table-cell/>
        </table:table-row>
        <table:table-row table:style-name="ro1">
          <table:table-cell office:value-type="float" office:value="2.2">
            <text:p>2.2</text:p>
          </table:table-cell>
          <table:table-cell office:value-type="string">
            <text:p>Lán með jöfnum afborgunum eða jöfnun greiðslum</text:p>
          </table:table-cell>
          <table:table-cell office:value-type="string">
            <text:p>Staðið</text:p>
          </table:table-cell>
          <table:table-cell/>
        </table:table-row>
        <table:table-row table:style-name="ro1">
          <table:table-cell office:value-type="float" office:value="2.3">
            <text:p>2.3</text:p>
          </table:table-cell>
          <table:table-cell office:value-type="string">
            <text:p>Bera saman lánsupphæð og það sem borgað er til baka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office:value-type="float" office:value="3.1">
            <text:p>3.1</text:p>
          </table:table-cell>
          <table:table-cell office:value-type="string">
            <text:p>Vextir reiknaðir mánarlega eða árlega</text:p>
          </table:table-cell>
          <table:table-cell table:number-columns-repeated="2"/>
        </table:table-row>
        <table:table-row table:style-name="ro1">
          <table:table-cell office:value-type="float" office:value="3.2">
            <text:p>3.2</text:p>
          </table:table-cell>
          <table:table-cell office:value-type="string">
            <text:p>Skoðað lán sem bankar bjóða upp á</text:p>
          </table:table-cell>
          <table:table-cell table:number-columns-repeated="2"/>
        </table:table-row>
        <table:table-row table:style-name="ro1">
          <table:table-cell office:value-type="float" office:value="3.3">
            <text:p>3.3</text:p>
          </table:table-cell>
          <table:table-cell office:value-type="string">
            <text:p>Borið saman vöxt tveggja mismunandi mánaðarinnborgunar</text:p>
          </table:table-cell>
          <table:table-cell table:number-columns-repeated="2"/>
        </table:table-row>
        <table:table-row table:style-name="ro1" table:number-rows-repeated="104855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7">02/17/2014</text:date>, <text:time>12:26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ur Sigurbjörn Pálmarsson</meta:initial-creator>
    <meta:creation-date>2014-02-17T11:18:22</meta:creation-date>
    <dc:date>2014-02-17T12:26:16</dc:date>
    <dc:creator>Valur Sigurbjörn Pálmarsson</dc:creator>
    <meta:editing-duration>PT37M36S</meta:editing-duration>
    <meta:editing-cycles>1</meta:editing-cycles>
    <meta:document-statistic meta:table-count="3" meta:cell-count="39" meta:object-count="0"/>
    <meta:generator>OpenOffice/4.0.1$Unix OpenOffice.org_project/401m5$Build-9714</meta:generator>
  </office:meta>
</office:document-meta>
</file>